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1.502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color="#009900"/>
    </style:style>
    <style:style style:name="ce43" style:family="table-cell" style:parent-style-name="Default">
      <style:text-properties fo:color="#cc0000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3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5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/>
      <table:table table:name="FromBOM" table:style-name="ta1">
        <table:table-column table:style-name="co1" table:number-columns-repeated="2" table:default-cell-style-name="ce42"/>
        <table:table-column table:style-name="co1" table:default-cell-style-name="Default"/>
        <table:table-row table:style-name="ro1">
          <table:table-cell table:style-name="ce35" office:value-type="string" calcext:value-type="string">
            <text:p>From BOM (Matches PCB Photos)</text:p>
          </table:table-cell>
          <table:table-cell table:style-name="Default"/>
          <table:table-cell/>
        </table:table-row>
        <table:table-row table:style-name="ro2">
          <table:table-cell table:style-name="ce36" office:value-type="string" calcext:value-type="string">
            <text:p>Location</text:p>
          </table:table-cell>
          <table:table-cell table:style-name="ce36" office:value-type="string" calcext:value-type="string">
            <text:p>Value</text:p>
          </table:table-cell>
          <table:table-cell/>
        </table:table-row>
        <table:table-row table:style-name="ro2">
          <table:table-cell table:style-name="ce37" office:value-type="string" calcext:value-type="string">
            <text:p>SB1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38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4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6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8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table:style-name="ce43" office:value-type="string" calcext:value-type="string">
            <text:p>SB10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style-name="ce43" office:value-type="string" calcext:value-type="string">
            <text:p>SB11</text:p>
          </table:table-cell>
          <table:table-cell table:style-name="ce43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table:style-name="ce44" office:value-type="string" calcext:value-type="string">
            <text:p>SB18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5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0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table:style-name="ce43" office:value-type="string" calcext:value-type="string">
            <text:p>SB22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4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6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2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1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34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6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3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4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44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46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48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4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52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5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55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59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61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62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ce43" office:value-type="string" calcext:value-type="string">
            <text:p>SB63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SB65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R35</text:p>
          </table:table-cell>
          <table:table-cell table:style-name="ce43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table:style-name="ce43" office:value-type="string" calcext:value-type="string">
            <text:p>R37</text:p>
          </table:table-cell>
          <table:table-cell table:style-name="ce43" office:value-type="string" calcext:value-type="string">
            <text:p>Open</text:p>
          </table:table-cell>
          <table:table-cell/>
        </table:table-row>
      </table:table>
      <table:table table:name="FromPhoto" table:style-name="ta1">
        <table:table-column table:style-name="co1" table:number-columns-repeated="3" table:default-cell-style-name="Default"/>
        <table:table-row table:style-name="ro1">
          <table:table-cell table:style-name="ce35" office:value-type="string" calcext:value-type="string">
            <text:p>From PCB Phot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B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</text:p>
          </table:table-cell>
          <table:table-cell office:value-type="string" calcext:value-type="string">
            <text:p>????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4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5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6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7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9 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2">
          <table:table-cell office:value-type="string" calcext:value-type="string">
            <text:p>SB1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SB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2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2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2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2">
          <table:table-cell office:value-type="string" calcext:value-type="string">
            <text:p>SB1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0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2">
          <table:table-cell office:value-type="string" calcext:value-type="string">
            <text:p>SB2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2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3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4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6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48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4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2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59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1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2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3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SB6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5</text:p>
          </table:table-cell>
          <table:table-cell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2">
          <table:table-cell office:value-type="string" calcext:value-type="string">
            <text:p>R37</text:p>
          </table:table-cell>
          <table:table-cell office:value-type="string" calcext:value-type="string">
            <text:p>Open</text:p>
          </table:table-cell>
          <table:table-cell/>
        </table:table-row>
      </table:table>
      <table:table table:name="Pinou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0"/>
        <table:table-column table:style-name="co3" table:number-columns-repeated="2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4" table:default-cell-style-name="ce22"/>
        <table:table-column table:style-name="co2" table:default-cell-style-name="ce9"/>
        <table:table-column table:style-name="co3" table:default-cell-style-name="ce9"/>
        <table:table-column table:style-name="co3" table:default-cell-style-name="ce10"/>
        <table:table-column table:style-name="co3" table:default-cell-style-name="Default"/>
        <table:table-column table:style-name="co1" table:default-cell-style-name="ce9"/>
        <table:table-column table:style-name="co1" table:default-cell-style-name="ce10"/>
        <table:table-row table:style-name="ro1">
          <table:table-cell table:number-columns-repeated="7"/>
          <table:table-cell table:style-name="ce21" office:value-type="string" calcext:value-type="string">
            <text:p>Nucleo-F030R8 Header Pinouts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 office:value-type="string" calcext:value-type="string">
            <text:p>(ST-LINK at Top)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6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36" office:value-type="string" calcext:value-type="string">
            <text:p>Use/Notes</text:p>
          </table:table-cell>
          <table:table-cell/>
          <table:table-cell table:style-name="ce36" office:value-type="string" calcext:value-type="string">
            <text:p>Use/Notes</text:p>
          </table:table-cell>
          <table:table-cell table:style-name="ce39" office:value-type="string" calcext:value-type="string">
            <text:p>MCU</text:p>
          </table:table-cell>
          <table:table-cell table:number-columns-repeated="3"/>
          <table:table-cell table:style-name="ce39" office:value-type="string" calcext:value-type="string">
            <text:p>MCU</text:p>
          </table:table-cell>
          <table:table-cell table:style-name="ce36" office:value-type="string" calcext:value-type="string">
            <text:p>Use/Notes</text:p>
          </table:table-cell>
        </table:table-row>
        <table:table-row table:style-name="ro2">
          <table:table-cell/>
          <table:table-cell office:value-type="string" calcext:value-type="string">
            <text:p>PC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C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CAP_SENSE</text:p>
          </table:table-cell>
        </table:table-row>
        <table:table-row table:style-name="ro2">
          <table:table-cell/>
          <table:table-cell office:value-type="string" calcext:value-type="string">
            <text:p>PC12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7"/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style-name="ce25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CAP_DRIVE</text:p>
          </table:table-cell>
        </table:table-row>
        <table:table-row table:style-name="ro2">
          <table:table-cell/>
          <table:table-cell table:style-name="ce40" office:value-type="string" calcext:value-type="string">
            <text:p>VDD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7"/>
          <table:table-cell table:style-name="ce53" office:value-type="string" calcext:value-type="string">
            <text:p>E5V</text:p>
          </table:table-cell>
          <table:table-cell office:value-type="string" calcext:value-type="string">
            <text:p>Ext 5V from Vin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26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7"/>
          <table:table-cell table:style-name="ce41" office:value-type="string" calcext:value-type="string">
            <text:p>GND</text:p>
          </table:table-cell>
          <table:table-cell table:number-columns-repeated="3"/>
          <table:table-cell table:style-name="ce53" office:value-type="string" calcext:value-type="string">
            <text:p>AVDD</text:p>
          </table:table-cell>
          <table:table-cell table:style-name="ce26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53" office:value-type="string" calcext:value-type="string">
            <text:p>U5V</text:p>
          </table:table-cell>
          <table:table-cell office:value-type="string" calcext:value-type="string">
            <text:p>USB 5V, unswitched</text:p>
          </table:table-cell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41" office:value-type="string" calcext:value-type="string">
            <text:p>GND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table:style-name="ce56" office:value-type="string" calcext:value-type="string">
            <text:p>SPI1_SCK</text:p>
          </table:table-cell>
          <table:table-cell table:style-name="ce58" office:value-type="string" calcext:value-type="string">
            <text:p>PA5 / GRN_LED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/>
        </table:table-row>
        <table:table-row table:style-name="ro2">
          <table:table-cell table:style-name="ce24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office:value-type="string" calcext:value-type="string">
            <text:p>PA6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/>
        </table:table-row>
        <table:table-row table:style-name="ro2">
          <table:table-cell table:style-name="ce24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40" office:value-type="string" calcext:value-type="string">
            <text:p>3.3V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office:value-type="string" calcext:value-type="string">
            <text:p>PA7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PA15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53" office:value-type="string" calcext:value-type="string">
            <text:p>5V</text:p>
          </table:table-cell>
          <table:table-cell office:value-type="string" calcext:value-type="string">
            <text:p>Post JP5</text:p>
          </table:table-cell>
          <table:table-cell/>
          <table:table-cell office:value-type="string" calcext:value-type="string">
            <text:p>I2C1_SCL</text:p>
          </table:table-cell>
          <table:table-cell office:value-type="string" calcext:value-type="string">
            <text:p>PB6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62" office:value-type="string" calcext:value-type="string">
            <text:p>I2C2_SDA</text:p>
          </table:table-cell>
        </table:table-row>
        <table:table-row table:style-name="ro2">
          <table:table-cell/>
          <table:table-cell table:style-name="ce41" office:value-type="string" calcext:value-type="string">
            <text:p>GND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C7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41" office:value-type="string" calcext:value-type="string">
            <text:p>GND</text:p>
          </table:table-cell>
          <table:table-cell table:style-name="ce62"/>
        </table:table-row>
        <table:table-row table:style-name="ro2">
          <table:table-cell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9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UART1_TX</text:p>
          </table:table-cell>
          <table:table-cell office:value-type="string" calcext:value-type="string">
            <text:p>PA9</text:p>
          </table:table-cell>
          <table:table-cell table:style-name="ce27" office:value-type="float" office:value="1" calcext:value-type="float">
            <text:p>1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0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office:value-type="string" calcext:value-type="string">
            <text:p>PA8</text:p>
          </table:table-cell>
          <table:table-cell table:style-name="ce25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OPEN (PC14)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7"/>
          <table:table-cell office:value-type="string" calcext:value-type="string">
            <text:p>NC</text:p>
          </table:table-cell>
          <table:table-cell table:number-columns-repeated="2"/>
          <table:table-cell table:style-name="ce57" office:value-type="string" calcext:value-type="string">
            <text:p>I2C2_SCL</text:p>
          </table:table-cell>
          <table:table-cell office:value-type="string" calcext:value-type="string">
            <text:p>PB10</text:p>
          </table:table-cell>
          <table:table-cell table:style-name="ce26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62" office:value-type="string" calcext:value-type="string">
            <text:p>SPI2_MOSI</text:p>
          </table:table-cell>
        </table:table-row>
        <table:table-row table:style-name="ro2">
          <table:table-cell/>
          <table:table-cell office:value-type="string" calcext:value-type="string">
            <text:p>OPEN (PC15)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26" office:value-type="float" office:value="6" calcext:value-type="float">
            <text:p>6</text:p>
          </table:table-cell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62" office:value-type="string" calcext:value-type="string">
            <text:p>SPI2_MISO</text:p>
          </table:table-cell>
        </table:table-row>
        <table:table-row table:style-name="ro2">
          <table:table-cell/>
          <table:table-cell office:value-type="string" calcext:value-type="string">
            <text:p>OPEN (PF0/OSC_IN)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26" office:value-type="float" office:value="5" calcext:value-type="float">
            <text:p>5</text:p>
          </table:table-cell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62" office:value-type="string" calcext:value-type="string">
            <text:p>SPI2_SCK</text:p>
          </table:table-cell>
        </table:table-row>
        <table:table-row table:style-name="ro2">
          <table:table-cell/>
          <table:table-cell office:value-type="string" calcext:value-type="string">
            <text:p>PF1 (OSC_OUT)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2"/>
          <table:table-cell office:value-type="string" calcext:value-type="string">
            <text:p>SPI1_SCK / SWO</text:p>
          </table:table-cell>
          <table:table-cell office:value-type="string" calcext:value-type="string">
            <text:p>PB3</text:p>
          </table:table-cell>
          <table:table-cell table:style-name="ce26" office:value-type="float" office:value="4" calcext:value-type="float">
            <text:p>4</text:p>
          </table:table-cell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41" office:value-type="string" calcext:value-type="string">
            <text:p>GND</text:p>
          </table:table-cell>
          <table:table-cell table:style-name="ce62"/>
        </table:table-row>
        <table:table-row table:style-name="ro2">
          <table:table-cell/>
          <table:table-cell office:value-type="string" calcext:value-type="string">
            <text:p>VBAT/VLCD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9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office:value-type="string" calcext:value-type="string">
            <text:p>PA10</text:p>
          </table:table-cell>
          <table:table-cell table:style-name="ce26" office:value-type="float" office:value="3" calcext:value-type="float">
            <text:p>3</text:p>
          </table:table-cell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24" office:value-type="string" calcext:value-type="string">
            <text:p>STLINK_TX [UART2]</text:p>
          </table:table-cell>
          <table:table-cell table:style-name="ce58" office:value-type="string" calcext:value-type="string">
            <text:p>OPEN (PA2)</text:p>
          </table:table-cell>
          <table:table-cell table:style-name="ce26" office:value-type="float" office:value="2" calcext:value-type="float">
            <text:p>2</text:p>
          </table:table-cell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24" office:value-type="string" calcext:value-type="string">
            <text:p>STLINK_RX [UART2]</text:p>
          </table:table-cell>
          <table:table-cell table:style-name="ce58" office:value-type="string" calcext:value-type="string">
            <text:p>OPEN (PA3)</text:p>
          </table:table-cell>
          <table:table-cell table:style-name="ce27" office:value-type="float" office:value="1" calcext:value-type="float">
            <text:p>1</text:p>
          </table:table-cell>
          <table:table-cell table:style-name="ce13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7"/>
          <table:table-cell table:style-name="ce9" office:value-type="string" calcext:value-type="string">
            <text:p>\________/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P6 Connects 3.3V (source) to Vdd</text:p>
          </table:table-cell>
          <table:table-cell table:number-columns-repeated="5"/>
          <table:table-cell table:style-name="ce9" office:value-type="string" calcext:value-type="string">
            <text:p>(tab at bottom)</text:p>
          </table:table-cell>
          <table:table-cell/>
          <table:table-cell office:value-type="string" calcext:value-type="string">
            <text:p>PA5 = GRN_LED / SB21</text:p>
          </table:table-cell>
          <table:table-cell table:number-columns-repeated="5"/>
        </table:table-row>
        <table:table-row table:style-name="ro2" table:number-rows-repeated="1048548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TIM Registers" table:style-name="ta1"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CR1 <text:s/></text:p>
          </table:table-cell>
          <table:table-cell office:value-type="string" calcext:value-type="string">
            <text:p>0x00</text:p>
          </table:table-cell>
          <table:table-cell table:formula="of:=&quot;&quot;&quot;&quot;&amp;LEFT([.A1] &amp; &quot;        &quot;;8)&amp;&quot;&quot;&quot;,&quot;" office:value-type="string" office:string-value="&quot;CR1     &quot;," calcext:value-type="string">
            <text:p>"CR1 <text:s text:c="4"/>",</text:p>
          </table:table-cell>
          <table:table-cell table:formula="of:=[.C1]" office:value-type="string" office:string-value="&quot;CR1     &quot;," calcext:value-type="string">
            <text:p>"CR1 <text:s text:c="4"/>",</text:p>
          </table:table-cell>
        </table:table-row>
        <table:table-row table:style-name="ro2">
          <table:table-cell office:value-type="string" calcext:value-type="string">
            <text:p>CR2 <text:s/></text:p>
          </table:table-cell>
          <table:table-cell office:value-type="string" calcext:value-type="string">
            <text:p>0x04</text:p>
          </table:table-cell>
          <table:table-cell table:formula="of:=&quot;&quot;&quot;&quot;&amp;LEFT([.A2] &amp; &quot;        &quot;;8)&amp;&quot;&quot;&quot;,&quot;" office:value-type="string" office:string-value="&quot;CR2     &quot;," calcext:value-type="string">
            <text:p>"CR2 <text:s text:c="4"/>",</text:p>
          </table:table-cell>
          <table:table-cell table:formula="of:=[.D1]&amp;[.C2]" office:value-type="string" office:string-value="&quot;CR1     &quot;,&quot;CR2     &quot;," calcext:value-type="string">
            <text:p>"CR1 <text:s text:c="4"/>","CR2 <text:s text:c="4"/>",</text:p>
          </table:table-cell>
        </table:table-row>
        <table:table-row table:style-name="ro2">
          <table:table-cell office:value-type="string" calcext:value-type="string">
            <text:p>SMCR </text:p>
          </table:table-cell>
          <table:table-cell office:value-type="string" calcext:value-type="string">
            <text:p>0x08</text:p>
          </table:table-cell>
          <table:table-cell table:formula="of:=&quot;&quot;&quot;&quot;&amp;LEFT([.A3] &amp; &quot;        &quot;;8)&amp;&quot;&quot;&quot;,&quot;" office:value-type="string" office:string-value="&quot;SMCR    &quot;," calcext:value-type="string">
            <text:p>"SMCR <text:s text:c="3"/>",</text:p>
          </table:table-cell>
          <table:table-cell table:formula="of:=[.D2]&amp;[.C3]" office:value-type="string" office:string-value="&quot;CR1     &quot;,&quot;CR2     &quot;,&quot;SMCR    &quot;," calcext:value-type="string">
            <text:p>"CR1 <text:s text:c="4"/>","CR2 <text:s text:c="4"/>","SMCR <text:s text:c="3"/>",</text:p>
          </table:table-cell>
        </table:table-row>
        <table:table-row table:style-name="ro2">
          <table:table-cell office:value-type="string" calcext:value-type="string">
            <text:p>DIER </text:p>
          </table:table-cell>
          <table:table-cell office:value-type="string" calcext:value-type="string">
            <text:p>0x0C</text:p>
          </table:table-cell>
          <table:table-cell table:formula="of:=&quot;&quot;&quot;&quot;&amp;LEFT([.A4] &amp; &quot;        &quot;;8)&amp;&quot;&quot;&quot;,&quot;" office:value-type="string" office:string-value="&quot;DIER    &quot;," calcext:value-type="string">
            <text:p>"DIER <text:s text:c="3"/>",</text:p>
          </table:table-cell>
          <table:table-cell table:formula="of:=[.D3]&amp;[.C4]" office:value-type="string" office:string-value="&quot;CR1     &quot;,&quot;CR2     &quot;,&quot;SMCR    &quot;,&quot;DIER    &quot;," calcext:value-type="string">
            <text:p>"CR1 <text:s text:c="4"/>","CR2 <text:s text:c="4"/>","SMCR <text:s text:c="3"/>","DIER <text:s text:c="3"/>",</text:p>
          </table:table-cell>
        </table:table-row>
        <table:table-row table:style-name="ro2">
          <table:table-cell office:value-type="string" calcext:value-type="string">
            <text:p>SR <text:s text:c="2"/></text:p>
          </table:table-cell>
          <table:table-cell office:value-type="string" calcext:value-type="string">
            <text:p>0x10</text:p>
          </table:table-cell>
          <table:table-cell table:formula="of:=&quot;&quot;&quot;&quot;&amp;LEFT([.A5] &amp; &quot;        &quot;;8)&amp;&quot;&quot;&quot;,&quot;" office:value-type="string" office:string-value="&quot;SR      &quot;," calcext:value-type="string">
            <text:p>"SR <text:s text:c="5"/>",</text:p>
          </table:table-cell>
          <table:table-cell table:formula="of:=[.D4]&amp;[.C5]" office:value-type="string" office:string-value="&quot;CR1     &quot;,&quot;CR2     &quot;,&quot;SMCR    &quot;,&quot;DIER    &quot;,&quot;SR      &quot;," calcext:value-type="string">
            <text:p>"CR1 <text:s text:c="4"/>","CR2 <text:s text:c="4"/>","SMCR <text:s text:c="3"/>","DIER <text:s text:c="3"/>","SR <text:s text:c="5"/>",</text:p>
          </table:table-cell>
        </table:table-row>
        <table:table-row table:style-name="ro2">
          <table:table-cell office:value-type="string" calcext:value-type="string">
            <text:p>EGR <text:s/></text:p>
          </table:table-cell>
          <table:table-cell office:value-type="string" calcext:value-type="string">
            <text:p>0x14</text:p>
          </table:table-cell>
          <table:table-cell table:formula="of:=&quot;&quot;&quot;&quot;&amp;LEFT([.A6] &amp; &quot;        &quot;;8)&amp;&quot;&quot;&quot;,&quot;" office:value-type="string" office:string-value="&quot;EGR     &quot;," calcext:value-type="string">
            <text:p>"EGR <text:s text:c="4"/>",</text:p>
          </table:table-cell>
          <table:table-cell table:formula="of:=[.D5]&amp;[.C6]" office:value-type="string" office:string-value="&quot;CR1     &quot;,&quot;CR2     &quot;,&quot;SMCR    &quot;,&quot;DIER    &quot;,&quot;SR      &quot;,&quot;EGR     &quot;," calcext:value-type="string">
            <text:p>"CR1 <text:s text:c="4"/>","CR2 <text:s text:c="4"/>","SMCR <text:s text:c="3"/>","DIER <text:s text:c="3"/>","SR <text:s text:c="5"/>","EGR <text:s text:c="4"/>",</text:p>
          </table:table-cell>
        </table:table-row>
        <table:table-row table:style-name="ro2">
          <table:table-cell office:value-type="string" calcext:value-type="string">
            <text:p>CCMR1</text:p>
          </table:table-cell>
          <table:table-cell office:value-type="string" calcext:value-type="string">
            <text:p>0x18</text:p>
          </table:table-cell>
          <table:table-cell table:formula="of:=&quot;&quot;&quot;&quot;&amp;LEFT([.A7] &amp; &quot;        &quot;;8)&amp;&quot;&quot;&quot;,&quot;" office:value-type="string" office:string-value="&quot;CCMR1   &quot;," calcext:value-type="string">
            <text:p>"CCMR1 <text:s text:c="2"/>",</text:p>
          </table:table-cell>
          <table:table-cell table:formula="of:=[.D6]&amp;[.C7]" office:value-type="string" office:string-value="&quot;CR1     &quot;,&quot;CR2     &quot;,&quot;SMCR    &quot;,&quot;DIER    &quot;,&quot;SR      &quot;,&quot;EGR     &quot;,&quot;CCMR1   &quot;," calcext:value-type="string">
            <text:p>"CR1 <text:s text:c="4"/>","CR2 <text:s text:c="4"/>","SMCR <text:s text:c="3"/>","DIER <text:s text:c="3"/>","SR <text:s text:c="5"/>","EGR <text:s text:c="4"/>","CCMR1 <text:s text:c="2"/>",</text:p>
          </table:table-cell>
        </table:table-row>
        <table:table-row table:style-name="ro2">
          <table:table-cell office:value-type="string" calcext:value-type="string">
            <text:p>CCMR2</text:p>
          </table:table-cell>
          <table:table-cell office:value-type="string" calcext:value-type="string">
            <text:p>0x1C</text:p>
          </table:table-cell>
          <table:table-cell table:formula="of:=&quot;&quot;&quot;&quot;&amp;LEFT([.A8] &amp; &quot;        &quot;;8)&amp;&quot;&quot;&quot;,&quot;" office:value-type="string" office:string-value="&quot;CCMR2   &quot;," calcext:value-type="string">
            <text:p>"CCMR2 <text:s text:c="2"/>",</text:p>
          </table:table-cell>
          <table:table-cell table:formula="of:=[.D7]&amp;[.C8]" office:value-type="string" office:string-value="&quot;CR1     &quot;,&quot;CR2     &quot;,&quot;SMCR    &quot;,&quot;DIER    &quot;,&quot;SR      &quot;,&quot;EGR     &quot;,&quot;CCMR1   &quot;,&quot;CCMR2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</text:p>
          </table:table-cell>
        </table:table-row>
        <table:table-row table:style-name="ro2">
          <table:table-cell office:value-type="string" calcext:value-type="string">
            <text:p>CCER </text:p>
          </table:table-cell>
          <table:table-cell office:value-type="string" calcext:value-type="string">
            <text:p>0x20</text:p>
          </table:table-cell>
          <table:table-cell table:formula="of:=&quot;&quot;&quot;&quot;&amp;LEFT([.A9] &amp; &quot;        &quot;;8)&amp;&quot;&quot;&quot;,&quot;" office:value-type="string" office:string-value="&quot;CCER    &quot;," calcext:value-type="string">
            <text:p>"CCER <text:s text:c="3"/>",</text:p>
          </table:table-cell>
          <table:table-cell table:formula="of:=[.D8]&amp;[.C9]" office:value-type="string" office:string-value="&quot;CR1     &quot;,&quot;CR2     &quot;,&quot;SMCR    &quot;,&quot;DIER    &quot;,&quot;SR      &quot;,&quot;EGR     &quot;,&quot;CCMR1   &quot;,&quot;CCMR2   &quot;,&quot;CCER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</text:p>
          </table:table-cell>
        </table:table-row>
        <table:table-row table:style-name="ro2">
          <table:table-cell office:value-type="string" calcext:value-type="string">
            <text:p>CNT <text:s/></text:p>
          </table:table-cell>
          <table:table-cell office:value-type="string" calcext:value-type="string">
            <text:p>0x24</text:p>
          </table:table-cell>
          <table:table-cell table:formula="of:=&quot;&quot;&quot;&quot;&amp;LEFT([.A10] &amp; &quot;        &quot;;8)&amp;&quot;&quot;&quot;,&quot;" office:value-type="string" office:string-value="&quot;CNT     &quot;," calcext:value-type="string">
            <text:p>"CNT <text:s text:c="4"/>",</text:p>
          </table:table-cell>
          <table:table-cell table:formula="of:=[.D9]&amp;[.C10]" office:value-type="string" office:string-value="&quot;CR1     &quot;,&quot;CR2     &quot;,&quot;SMCR    &quot;,&quot;DIER    &quot;,&quot;SR      &quot;,&quot;EGR     &quot;,&quot;CCMR1   &quot;,&quot;CCMR2   &quot;,&quot;CCER    &quot;,&quot;CNT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</text:p>
          </table:table-cell>
        </table:table-row>
        <table:table-row table:style-name="ro2">
          <table:table-cell office:value-type="string" calcext:value-type="string">
            <text:p>PSC <text:s/></text:p>
          </table:table-cell>
          <table:table-cell office:value-type="string" calcext:value-type="string">
            <text:p>0x28</text:p>
          </table:table-cell>
          <table:table-cell table:formula="of:=&quot;&quot;&quot;&quot;&amp;LEFT([.A11] &amp; &quot;        &quot;;8)&amp;&quot;&quot;&quot;,&quot;" office:value-type="string" office:string-value="&quot;PSC     &quot;," calcext:value-type="string">
            <text:p>"PSC <text:s text:c="4"/>",</text:p>
          </table:table-cell>
          <table:table-cell table:formula="of:=[.D10]&amp;[.C11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</text:p>
          </table:table-cell>
        </table:table-row>
        <table:table-row table:style-name="ro2">
          <table:table-cell office:value-type="string" calcext:value-type="string">
            <text:p>ARR <text:s/></text:p>
          </table:table-cell>
          <table:table-cell office:value-type="string" calcext:value-type="string">
            <text:p>0x2C</text:p>
          </table:table-cell>
          <table:table-cell table:formula="of:=&quot;&quot;&quot;&quot;&amp;LEFT([.A12] &amp; &quot;        &quot;;8)&amp;&quot;&quot;&quot;,&quot;" office:value-type="string" office:string-value="&quot;ARR     &quot;," calcext:value-type="string">
            <text:p>"ARR <text:s text:c="4"/>",</text:p>
          </table:table-cell>
          <table:table-cell table:formula="of:=[.D11]&amp;[.C12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</text:p>
          </table:table-cell>
        </table:table-row>
        <table:table-row table:style-name="ro2">
          <table:table-cell office:value-type="string" calcext:value-type="string">
            <text:p>RCR <text:s/></text:p>
          </table:table-cell>
          <table:table-cell office:value-type="string" calcext:value-type="string">
            <text:p>0x30</text:p>
          </table:table-cell>
          <table:table-cell table:formula="of:=&quot;&quot;&quot;&quot;&amp;LEFT([.A13] &amp; &quot;        &quot;;8)&amp;&quot;&quot;&quot;,&quot;" office:value-type="string" office:string-value="&quot;RCR     &quot;," calcext:value-type="string">
            <text:p>"RCR <text:s text:c="4"/>",</text:p>
          </table:table-cell>
          <table:table-cell table:formula="of:=[.D12]&amp;[.C13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</text:p>
          </table:table-cell>
        </table:table-row>
        <table:table-row table:style-name="ro2">
          <table:table-cell office:value-type="string" calcext:value-type="string">
            <text:p>CCR1 </text:p>
          </table:table-cell>
          <table:table-cell office:value-type="string" calcext:value-type="string">
            <text:p>0x34</text:p>
          </table:table-cell>
          <table:table-cell table:formula="of:=&quot;&quot;&quot;&quot;&amp;LEFT([.A14] &amp; &quot;        &quot;;8)&amp;&quot;&quot;&quot;,&quot;" office:value-type="string" office:string-value="&quot;CCR1    &quot;," calcext:value-type="string">
            <text:p>"CCR1 <text:s text:c="3"/>",</text:p>
          </table:table-cell>
          <table:table-cell table:formula="of:=[.D13]&amp;[.C14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</text:p>
          </table:table-cell>
        </table:table-row>
        <table:table-row table:style-name="ro2">
          <table:table-cell office:value-type="string" calcext:value-type="string">
            <text:p>CCR2 </text:p>
          </table:table-cell>
          <table:table-cell office:value-type="string" calcext:value-type="string">
            <text:p>0x38</text:p>
          </table:table-cell>
          <table:table-cell table:formula="of:=&quot;&quot;&quot;&quot;&amp;LEFT([.A15] &amp; &quot;        &quot;;8)&amp;&quot;&quot;&quot;,&quot;" office:value-type="string" office:string-value="&quot;CCR2    &quot;," calcext:value-type="string">
            <text:p>"CCR2 <text:s text:c="3"/>",</text:p>
          </table:table-cell>
          <table:table-cell table:formula="of:=[.D14]&amp;[.C15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</text:p>
          </table:table-cell>
        </table:table-row>
        <table:table-row table:style-name="ro2">
          <table:table-cell office:value-type="string" calcext:value-type="string">
            <text:p>CCR3 </text:p>
          </table:table-cell>
          <table:table-cell office:value-type="string" calcext:value-type="string">
            <text:p>0x3C</text:p>
          </table:table-cell>
          <table:table-cell table:formula="of:=&quot;&quot;&quot;&quot;&amp;LEFT([.A16] &amp; &quot;        &quot;;8)&amp;&quot;&quot;&quot;,&quot;" office:value-type="string" office:string-value="&quot;CCR3    &quot;," calcext:value-type="string">
            <text:p>"CCR3 <text:s text:c="3"/>",</text:p>
          </table:table-cell>
          <table:table-cell table:formula="of:=[.D15]&amp;[.C16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</text:p>
          </table:table-cell>
        </table:table-row>
        <table:table-row table:style-name="ro2">
          <table:table-cell office:value-type="string" calcext:value-type="string">
            <text:p>CCR4 </text:p>
          </table:table-cell>
          <table:table-cell office:value-type="string" calcext:value-type="string">
            <text:p>0x40</text:p>
          </table:table-cell>
          <table:table-cell table:formula="of:=&quot;&quot;&quot;&quot;&amp;LEFT([.A17] &amp; &quot;        &quot;;8)&amp;&quot;&quot;&quot;,&quot;" office:value-type="string" office:string-value="&quot;CCR4    &quot;," calcext:value-type="string">
            <text:p>"CCR4 <text:s text:c="3"/>",</text:p>
          </table:table-cell>
          <table:table-cell table:formula="of:=[.D16]&amp;[.C17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</text:p>
          </table:table-cell>
        </table:table-row>
        <table:table-row table:style-name="ro2">
          <table:table-cell office:value-type="string" calcext:value-type="string">
            <text:p>BDTR </text:p>
          </table:table-cell>
          <table:table-cell office:value-type="string" calcext:value-type="string">
            <text:p>0x44</text:p>
          </table:table-cell>
          <table:table-cell table:formula="of:=&quot;&quot;&quot;&quot;&amp;LEFT([.A18] &amp; &quot;        &quot;;8)&amp;&quot;&quot;&quot;,&quot;" office:value-type="string" office:string-value="&quot;BDTR    &quot;," calcext:value-type="string">
            <text:p>"BDTR <text:s text:c="3"/>",</text:p>
          </table:table-cell>
          <table:table-cell table:formula="of:=[.D17]&amp;[.C18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</text:p>
          </table:table-cell>
        </table:table-row>
        <table:table-row table:style-name="ro2">
          <table:table-cell office:value-type="string" calcext:value-type="string">
            <text:p>DCR <text:s/></text:p>
          </table:table-cell>
          <table:table-cell office:value-type="string" calcext:value-type="string">
            <text:p>0x48</text:p>
          </table:table-cell>
          <table:table-cell table:formula="of:=&quot;&quot;&quot;&quot;&amp;LEFT([.A19] &amp; &quot;        &quot;;8)&amp;&quot;&quot;&quot;,&quot;" office:value-type="string" office:string-value="&quot;DCR     &quot;," calcext:value-type="string">
            <text:p>"DCR <text:s text:c="4"/>",</text:p>
          </table:table-cell>
          <table:table-cell table:formula="of:=[.D18]&amp;[.C19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&quot;DCR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"DCR <text:s text:c="4"/>",</text:p>
          </table:table-cell>
        </table:table-row>
        <table:table-row table:style-name="ro2">
          <table:table-cell office:value-type="string" calcext:value-type="string">
            <text:p>DMAR </text:p>
          </table:table-cell>
          <table:table-cell office:value-type="string" calcext:value-type="string">
            <text:p>0x4C</text:p>
          </table:table-cell>
          <table:table-cell table:formula="of:=&quot;&quot;&quot;&quot;&amp;LEFT([.A20] &amp; &quot;        &quot;;8)&amp;&quot;&quot;&quot;,&quot;" office:value-type="string" office:string-value="&quot;DMAR    &quot;," calcext:value-type="string">
            <text:p>"DMAR <text:s text:c="3"/>",</text:p>
          </table:table-cell>
          <table:table-cell table:formula="of:=[.D19]&amp;[.C20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&quot;DCR     &quot;,&quot;DMAR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"DCR <text:s text:c="4"/>","DMAR <text:s text:c="3"/>",</text:p>
          </table:table-cell>
        </table:table-row>
        <table:table-row table:style-name="ro2">
          <table:table-cell office:value-type="string" calcext:value-type="string">
            <text:p>OR <text:s text:c="2"/></text:p>
          </table:table-cell>
          <table:table-cell office:value-type="string" calcext:value-type="string">
            <text:p>0x50</text:p>
          </table:table-cell>
          <table:table-cell table:formula="of:=&quot;&quot;&quot;&quot;&amp;LEFT([.A21] &amp; &quot;        &quot;;8)&amp;&quot;&quot;&quot;,&quot;" office:value-type="string" office:string-value="&quot;OR      &quot;," calcext:value-type="string">
            <text:p>"OR <text:s text:c="5"/>",</text:p>
          </table:table-cell>
          <table:table-cell table:formula="of:=[.D20]&amp;[.C21]" office:value-type="string" office:string-value="&quot;CR1     &quot;,&quot;CR2     &quot;,&quot;SMCR    &quot;,&quot;DIER    &quot;,&quot;SR      &quot;,&quot;EGR     &quot;,&quot;CCMR1   &quot;,&quot;CCMR2   &quot;,&quot;CCER    &quot;,&quot;CNT     &quot;,&quot;PSC     &quot;,&quot;ARR     &quot;,&quot;RCR     &quot;,&quot;CCR1    &quot;,&quot;CCR2    &quot;,&quot;CCR3    &quot;,&quot;CCR4    &quot;,&quot;BDTR    &quot;,&quot;DCR     &quot;,&quot;DMAR    &quot;,&quot;OR      &quot;," calcext:value-type="string">
            <text:p>"CR1 <text:s text:c="4"/>","CR2 <text:s text:c="4"/>","SMCR <text:s text:c="3"/>","DIER <text:s text:c="3"/>","SR <text:s text:c="5"/>","EGR <text:s text:c="4"/>","CCMR1 <text:s text:c="2"/>","CCMR2 <text:s text:c="2"/>","CCER <text:s text:c="3"/>","CNT <text:s text:c="4"/>","PSC <text:s text:c="4"/>","ARR <text:s text:c="4"/>","RCR <text:s text:c="4"/>","CCR1 <text:s text:c="3"/>","CCR2 <text:s text:c="3"/>","CCR3 <text:s text:c="3"/>","CCR4 <text:s text:c="3"/>","BDTR <text:s text:c="3"/>","DCR <text:s text:c="4"/>","DMAR <text:s text:c="3"/>","OR <text:s text:c="5"/>",</text:p>
          </table:table-cell>
        </table:table-row>
      </table:table>
      <table:named-expressions/>
      <table:database-ranges>
        <table:database-range table:name="__Anonymous_Sheet_DB__0" table:target-range-address="FromBOM.A2:FromBOM.B67" table:orientation="column"/>
        <table:database-range table:name="__Anonymous_Sheet_DB__1" table:target-range-address="FromPhoto.A3:FromPhoto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3:40:11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3-27T22:19:53.765000000</dc:date>
    <meta:editing-duration>P3DT21H16M8S</meta:editing-duration>
    <meta:editing-cycles>57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629" meta:object-count="0"/>
  </office:meta>
</office:document-meta>
</file>